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P1" style:family="paragraph" style:parent-style-name="Title">
      <style:text-properties officeooo:rsid="000c6a93" officeooo:paragraph-rsid="000c6a93"/>
    </style:style>
    <style:style style:name="P2" style:family="paragraph" style:parent-style-name="Subtitle">
      <style:text-properties officeooo:rsid="000c6a93" officeooo:paragraph-rsid="000c6a93"/>
    </style:style>
    <style:style style:name="P3" style:family="paragraph" style:parent-style-name="Heading_20_1">
      <style:paragraph-properties fo:break-before="page"/>
      <style:text-properties officeooo:rsid="000c6a93" officeooo:paragraph-rsid="000c6a93"/>
    </style:style>
    <style:style style:name="P4" style:family="paragraph" style:parent-style-name="Text_20_body">
      <style:text-properties officeooo:paragraph-rsid="000c6a93"/>
    </style:style>
    <style:style style:name="P5" style:family="paragraph" style:parent-style-name="Heading_20_1">
      <style:text-properties officeooo:rsid="000c6a93" officeooo:paragraph-rsid="000c6a93"/>
    </style:style>
    <style:style style:name="T1" style:family="text">
      <style:text-properties officeooo:rsid="000c6a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3004 Network Computing Assessment</text:p>
      <text:p text:style-name="P2">Dylan Leonard / 2156359</text:p>
      <text:h text:style-name="P3" text:outline-level="1">Introduction</text:h>
      <text:p text:style-name="P4">// <text:span text:style-name="T1">This section gives a short overview of your assignment.</text:span></text:p>
      <text:h text:style-name="P5" text:outline-level="1">Requirements</text:h>
      <text:p text:style-name="P4">Create a multi-threaded, client-server banking system <text:span text:style-name="T1">that has three client applications (A, B and C) that connects to a single, multi-threaded server that manages the client’s three operations</text:span></text:p>
      <text:p text:style-name="P4">- Three client applications</text:p>
      <text:p text:style-name="P4"><text:s text:c="4"/>- Clients can call 3 operations:</text:p>
      <text:p text:style-name="P4"><text:s text:c="8"/>1. add_money(account, value)</text:p>
      <text:p text:style-name="P4"><text:s text:c="8"/>2. subtract_money(account, value)</text:p>
      <text:p text:style-name="P4"><text:s text:c="8"/>3. transfer_money(account1, account2, value)</text:p>
      <text:p text:style-name="P4">- One multi-<text:span text:style-name="T1">t</text:span>hreaded server application</text:p>
      <text:p text:style-name="P4"><text:s text:c="4"/>- Stores 3 values, one for each client</text:p>
      <text:p text:style-name="P4"><text:s text:c="8"/>- Starts at 1000 units</text:p>
      <text:p text:style-name="P4"><text:s text:c="8"/>- Unspecified type but can be negative so double</text:p>
      <text:p text:style-name="P4"><text:s text:c="8"/>- Locks on account variables to stop concurrency issues (lost update, dirty reads, etc)</text:p>
      <text:p text:style-name="P4">- (Optional) add logging to show what server is recieving/doing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3:32:00.909241642</meta:creation-date>
    <dc:date>2024-10-28T13:46:53.485904372</dc:date>
    <meta:editing-duration>PT11S</meta:editing-duration>
    <meta:editing-cycles>1</meta:editing-cycles>
    <meta:document-statistic meta:table-count="0" meta:image-count="0" meta:object-count="0" meta:page-count="2" meta:paragraph-count="17" meta:word-count="119" meta:character-count="850" meta:non-whitespace-character-count="692"/>
    <meta:generator>LibreOffice/24.8.2.1$Linux_X86_64 LibreOffice_project/480$Build-1</meta:generator>
  </office:meta>
</office:document-meta>
</file>